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officeooo:paragraph-rsid="000c4d51"/>
    </style:style>
    <style:style style:name="P3" style:family="paragraph" style:parent-style-name="Text_20_body">
      <style:text-properties officeooo:paragraph-rsid="000c4d51"/>
    </style:style>
    <style:style style:name="P4" style:family="paragraph" style:parent-style-name="Text_20_body">
      <style:text-properties officeooo:rsid="000c4d51" officeooo:paragraph-rsid="000c4d51"/>
    </style:style>
    <style:style style:name="P5" style:family="paragraph" style:parent-style-name="Text_20_body">
      <style:text-properties officeooo:rsid="000c4d51" officeooo:paragraph-rsid="000fe01b"/>
    </style:style>
    <style:style style:name="P6" style:family="paragraph" style:parent-style-name="Text_20_body">
      <style:text-properties officeooo:rsid="000f2476" officeooo:paragraph-rsid="000f2476"/>
    </style:style>
    <style:style style:name="P7" style:family="paragraph" style:parent-style-name="Text_20_body">
      <style:text-properties fo:font-weight="bold" officeooo:paragraph-rsid="000c4d51" style:font-weight-asian="bold" style:font-weight-complex="bold"/>
    </style:style>
    <style:style style:name="P8" style:family="paragraph" style:parent-style-name="Text_20_body">
      <style:text-properties officeooo:rsid="0020c7a7" officeooo:paragraph-rsid="000e75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10af9c"/>
    </style:style>
    <style:style style:name="T6" style:family="text">
      <style:text-properties officeooo:rsid="000e757a"/>
    </style:style>
    <style:style style:name="T7" style:family="text">
      <style:text-properties officeooo:rsid="000e96a7"/>
    </style:style>
    <style:style style:name="T8" style:family="text">
      <style:text-properties officeooo:rsid="000f84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7">Nome scenario:</text:p>
          </table:table-cell>
          <table:table-cell table:style-name="Tabella9.B1" office:value-type="string">
            <text:p text:style-name="P8"><text:span text:style-name="T6">Visualizza categoria </text:span><text:span text:style-name="T8">Utente </text:span><text:span text:style-name="T6"><text:s/>(ricerca per nome)</text:span></text:p>
          </table:table-cell>
        </table:table-row>
        <table:table-row table:style-name="Tabella9.2">
          <table:table-cell table:style-name="Tabella9.A2" office:value-type="string">
            <text:p text:style-name="P7">Istanza degli attori partecipanti</text:p>
          </table:table-cell>
          <table:table-cell table:style-name="Tabella9.B2" office:value-type="string">
            <text:p text:style-name="P8"><text:span text:style-name="T6">Giulio, Amministratore</text:span></text:p>
          </table:table-cell>
        </table:table-row>
        <table:table-row table:style-name="Tabella9.3">
          <table:table-cell table:style-name="Tabella9.A2" office:value-type="string">
            <text:p text:style-name="P3"><text:span text:style-name="T1">Flusso degli eventi</text:span> </text:p>
          </table:table-cell>
          <table:table-cell table:style-name="Tabella9.B2" office:value-type="string">
            <text:p text:style-name="P4">1 <text:span text:style-name="T2">Giulio è nella sua area personale del sistema <text:s/>'Amministratore' per </text:span><text:span text:style-name="T3">visualizzare </text:span><text:span text:style-name="T7">a quale categoria appartiene Antoni</text:span><text:span text:style-name="T8">a</text:span><text:span text:style-name="T7"> Somma</text:span></text:p>
            <text:p text:style-name="P4"><text:span text:style-name="T3"/></text:p>
            <text:p text:style-name="P4">2 <text:span text:style-name="T2">Seleziona <text:s/>la </text:span><text:span text:style-name="T7">seconda</text:span><text:span text:style-name="T2"> linguetta </text:span><text:span text:style-name="T7">da sinistra </text:span><text:span text:style-name="T2">'</text:span><text:span text:style-name="T7">Categoria Utente</text:span><text:span text:style-name="T2">' in alto</text:span></text:p>
            <text:p text:style-name="P4"><text:span text:style-name="T2"/></text:p>
            <text:p text:style-name="P4">3 <text:span text:style-name="T2">@silo mostra l'interfaccia richiesta </text:span><text:span text:style-name="T3">da Giulio</text:span></text:p>
            <text:p text:style-name="P4"><text:span text:style-name="T3"/></text:p>
            <text:p text:style-name="P4">4 <text:span text:style-name="T2">Giulio scrive il nome “</text:span><text:span text:style-name="T7">Antoni</text:span><text:span text:style-name="T8">a</text:span><text:span text:style-name="T7"> Somma</text:span><text:span text:style-name="T2">” all'interno del campo 'Ricerca </text:span><text:span text:style-name="T7">categoria</text:span><text:span text:style-name="T3"> per</text:span><text:span text:style-name="T2"> Nome'</text:span></text:p>
            <text:p text:style-name="P4"><text:span text:style-name="T2"/></text:p>
            <text:p text:style-name="P6">5 Clicca sul bottone 'Avvia Ricerca'</text:p>
            <text:p text:style-name="P6"/>
            <text:p text:style-name="P6">6 @silo elabora le informazione ricevute e visualizza una lista ordinata con le relative informazioni</text:p>
            <text:p text:style-name="P6"/>
            <text:p text:style-name="P5"><text:span text:style-name="T3">7 Giulio osserva la lista e verifica </text:span><text:span text:style-name="T4">nella sezione '</text:span><text:span text:style-name="T7">Categoria</text:span><text:span text:style-name="T4">' </text:span></text:p>
            <text:p text:style-name="P5"><text:span text:style-name="T4"/></text:p>
            <text:p text:style-name="P5"><text:span text:style-name="T4">8 Visualizza la scritta '</text:span><text:span text:style-name="T7">STUDENTE</text:span><text:span text:style-name="T4">' </text:span><text:span text:style-name="T5">nel riquadro relativo a </text:span><text:span text:style-name="T7">Antoni</text:span><text:span text:style-name="T8">a</text:span><text:span text:style-name="T7"> Somma</text:span></text:p>
            <text:p text:style-name="P5"><text:span text:style-name="T5"/></text:p>
            <text:p text:style-name="P5"><text:span text:style-name="T4">9 Giulio esce dalla propria aria 'Amministratore'</text:span><text:span text:style-name="T3"> </text:span></text:p>
            <text:p text:style-name="P5"><text:span text:style-name="T3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56:08</meta:creation-date>
    <meta:editing-duration>PT7M49S</meta:editing-duration>
    <meta:editing-cycles>4</meta:editing-cycles>
    <meta:generator>LibreOffice/3.6$Windows_x86 LibreOffice_project/da8c1e6-fd468f4-454e206-f42a4a9-143cfd</meta:generator>
    <dc:date>2012-10-16T18:09:59.28</dc:date>
    <meta:document-statistic meta:table-count="1" meta:image-count="0" meta:object-count="0" meta:page-count="1" meta:paragraph-count="14" meta:word-count="116" meta:character-count="793" meta:non-whitespace-character-count="685"/>
  </office:meta>
</office:document-meta>
</file>